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f2a" officeooo:paragraph-rsid="001bcf2a"/>
    </style:style>
    <style:style style:name="P2" style:family="paragraph" style:parent-style-name="Standard">
      <style:text-properties officeooo:rsid="001bcf2a" officeooo:paragraph-rsid="00279c26"/>
    </style:style>
    <style:style style:name="P3" style:family="paragraph" style:parent-style-name="Standard">
      <style:text-properties officeooo:rsid="001c3c71" officeooo:paragraph-rsid="001c3c71"/>
    </style:style>
    <style:style style:name="P4" style:family="paragraph" style:parent-style-name="Standard">
      <style:text-properties officeooo:rsid="001d8897" officeooo:paragraph-rsid="001d8897"/>
    </style:style>
    <style:style style:name="P5" style:family="paragraph" style:parent-style-name="Standard">
      <style:text-properties officeooo:rsid="0020a9cb" officeooo:paragraph-rsid="0020a9cb"/>
    </style:style>
    <style:style style:name="P6" style:family="paragraph" style:parent-style-name="Standard">
      <style:text-properties officeooo:rsid="0021ea89" officeooo:paragraph-rsid="0021ea89"/>
    </style:style>
    <style:style style:name="P7" style:family="paragraph" style:parent-style-name="Standard">
      <style:text-properties officeooo:rsid="0022862b" officeooo:paragraph-rsid="0022862b"/>
    </style:style>
    <style:style style:name="P8" style:family="paragraph" style:parent-style-name="Standard">
      <style:text-properties officeooo:rsid="0023fae9" officeooo:paragraph-rsid="0023fae9"/>
    </style:style>
    <style:style style:name="P9" style:family="paragraph" style:parent-style-name="Standard">
      <style:text-properties officeooo:rsid="0025a486" officeooo:paragraph-rsid="0025a486"/>
    </style:style>
    <style:style style:name="P10" style:family="paragraph" style:parent-style-name="Standard">
      <style:paragraph-properties fo:break-before="page"/>
      <style:text-properties officeooo:rsid="0023fae9" officeooo:paragraph-rsid="0023fae9"/>
    </style:style>
    <style:style style:name="P11" style:family="paragraph" style:parent-style-name="Standard">
      <style:text-properties style:font-name="Liberation Serif1" officeooo:rsid="0020a9cb" officeooo:paragraph-rsid="0020a9cb"/>
    </style:style>
    <style:style style:name="P12" style:family="paragraph" style:parent-style-name="Standard">
      <style:text-properties officeooo:rsid="0023fae9" officeooo:paragraph-rsid="0023fae9"/>
    </style:style>
    <style:style style:name="T1" style:family="text">
      <style:text-properties officeooo:rsid="001c13a0"/>
    </style:style>
    <style:style style:name="T2" style:family="text">
      <style:text-properties style:text-position="sub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3fae9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Liberation Serif" fo:font-size="9pt" fo:font-style="italic" officeooo:rsid="0021ea89" style:font-size-asian="9pt" style:font-style-asian="italic" style:font-size-complex="9pt" style:font-style-complex="italic"/>
    </style:style>
    <style:style style:name="T8" style:family="text">
      <style:text-properties style:font-name="Liberation Serif" fo:font-size="9pt" fo:font-style="italic" officeooo:rsid="002262f1" style:font-size-asian="9pt" style:font-style-asian="italic" style:font-size-complex="9pt" style:font-style-complex="italic"/>
    </style:style>
    <style:style style:name="T9" style:family="text">
      <style:text-properties style:font-name="Liberation Serif" fo:font-size="9pt" fo:font-style="italic" officeooo:rsid="00279c26" style:font-size-asian="9pt" style:font-style-asian="italic" style:font-size-complex="9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officeooo:rsid="0022862b"/>
    </style:style>
    <style:style style:name="T12" style:family="text">
      <style:text-properties officeooo:rsid="0022a6c0"/>
    </style:style>
    <style:style style:name="T13" style:family="text">
      <style:text-properties officeooo:rsid="0023fae9"/>
    </style:style>
    <style:style style:name="T14" style:family="text">
      <style:text-properties officeooo:rsid="0025a486"/>
    </style:style>
    <style:style style:name="T15" style:family="text">
      <style:text-properties officeooo:rsid="00279c26"/>
    </style:style>
    <style:style style:name="T16" style:family="text">
      <style:text-properties officeooo:rsid="002a4c6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49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орость звука.</text:p>
      <text:p text:style-name="P1"/>
      <text:p text:style-name="P1"><draw:frame draw:style-name="fr1" draw:name="Объект13" text:anchor-type="as-char" svg:y="-0.709cm" svg:width="4.173cm" svg:height="1.102cm" draw:z-index="6"><draw:object xlink:href="./Object 13" xlink:type="simple" xlink:show="embed" xlink:actuate="onLoad"/><draw:image xlink:href="./ObjectReplacements/Object 13" xlink:type="simple" xlink:show="embed" xlink:actuate="onLoad"/></draw:frame><text:span text:style-name="T12"><text:s/>(1)</text:span></text:p>
      <text:p text:style-name="P11"/>
      <text:p text:style-name="P5"><text:span text:style-name="T3">χ</text:span><text:span text:style-name="T5"> – </text:span><text:span text:style-name="T7">Показатель адиабаты. Отношение теплоемкост</text:span><text:span text:style-name="T9">ей</text:span><text:span text:style-name="T7"> при постоянном давлении и постоянном объеме.</text:span></text:p>
      <text:p text:style-name="P6"><text:span text:style-name="T5">R – </text:span><text:span text:style-name="T6">Универсальная газовая постоянная.</text:span></text:p>
      <text:p text:style-name="P6"><text:span text:style-name="T5">T – </text:span><text:span text:style-name="T6">Температура в </text:span><text:span text:style-name="T8">градусах </text:span><text:span text:style-name="T6">Кельвина.</text:span></text:p>
      <text:p text:style-name="P6"><text:span text:style-name="T3">μ</text:span><text:span text:style-name="T5"> – </text:span><text:span text:style-name="T6">Молярная масса.</text:span></text:p>
      <text:p text:style-name="P1"/>
      <text:p text:style-name="P2">Парциальное давление насыщенного пара, <text:span text:style-name="T1">эмпирическая формула</text:span><text:span text:style-name="T15">, от -45</text:span><text:span text:style-name="T4">º</text:span><text:span text:style-name="T13">C</text:span><text:span text:style-name="T15"> до 45</text:span><text:span text:style-name="T4">º</text:span><text:span text:style-name="T13">C</text:span><text:span text:style-name="T15"> </text:span><text:span text:style-name="T1"><text:s/></text:span>.</text:p>
      <text:p text:style-name="P1"><draw:frame draw:style-name="fr1" draw:name="Объект1" text:anchor-type="as-char" svg:y="-0.783cm" svg:width="4.115cm" svg:height="0.93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">(2)</text:span></text:p>
      <text:p text:style-name="P1"/>
      <text:p text:style-name="P1">Расчет парциального давления по относительной влажности.</text:p>
      <text:p text:style-name="P1"><draw:frame draw:style-name="fr2" draw:name="Объект2" text:anchor-type="as-char" svg:y="-0.732cm" svg:width="2.501cm" svg:height="1.16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(3)</text:span></text:p>
      <text:p text:style-name="P1"/>
      <text:p text:style-name="P4">Влажный воздух — сме<text:span text:style-name="T11">с</text:span>ь водяного пара и сухого воздуха. Давление влажного воздуха равно сумме парциальных давлений сухого воздуха и водяного пара. Молярная масса влажного воздуха.</text:p>
      <text:p text:style-name="P4"><draw:frame draw:style-name="fr1" draw:name="Объект8" text:anchor-type="as-char" svg:y="-0.377cm" svg:width="3.041cm" svg:height="0.531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(4)</text:span></text:p>
      <text:p text:style-name="P4"/>
      <text:p text:style-name="P7">r<text:span text:style-name="T2">в</text:span> - <text:span text:style-name="T10">Объемная доля сухого воздуха.</text:span></text:p>
      <text:p text:style-name="P7">r<text:span text:style-name="T2">п</text:span> - <text:span text:style-name="T10">Объемная доля водяного пара.</text:span></text:p>
      <text:p text:style-name="P4"/>
      <text:p text:style-name="P4"><draw:frame draw:style-name="fr1" draw:name="Объект10" text:anchor-type="as-char" svg:y="-0.693cm" svg:width="3.17cm" svg:height="1.071cm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T12">(5)</text:span><text:span text:style-name="T15">;</text:span><draw:frame draw:style-name="fr1" draw:name="Объект11" text:anchor-type="as-char" svg:y="-0.683cm" svg:width="1.386cm" svg:height="1.062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2">(6)</text:span></text:p>
      <text:p text:style-name="P1"/>
      <text:p text:style-name="P1"><draw:frame draw:style-name="fr1" draw:name="Объект12" text:anchor-type="as-char" svg:y="-0.683cm" svg:width="4.083cm" svg:height="1.062cm" draw:z-index="15"><draw:object xlink:href="./Object 12" xlink:type="simple" xlink:show="embed" xlink:actuate="onLoad"/><draw:image xlink:href="./ObjectReplacements/Object 12" xlink:type="simple" xlink:show="embed" xlink:actuate="onLoad"/></draw:frame><text:span text:style-name="T12">(7)</text:span></text:p>
      <text:p text:style-name="P1"/>
      <text:p text:style-name="P3">Молярная масса водяного пара.</text:p>
      <text:p text:style-name="P3"/>
      <text:p text:style-name="P4">Состав воздуха.</text:p>
      <text:p text:style-name="P3"><draw:frame draw:style-name="fr1" draw:name="Объект3" text:anchor-type="as-char" svg:y="-0.437cm" svg:width="4.949cm" svg:height="0.59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2">(8)</text:span></text:p>
      <text:p text:style-name="P3"/>
      <text:p text:style-name="P4">Состав воды.</text:p>
      <text:p text:style-name="P4"><draw:frame draw:style-name="fr1" draw:name="Объект7" text:anchor-type="as-char" svg:y="-0.437cm" svg:width="1.434cm" svg:height="0.591cm" draw:z-index="9"><draw:object xlink:href="./Object 7" xlink:type="simple" xlink:show="embed" xlink:actuate="onLoad"/><draw:image xlink:href="./ObjectReplacements/Object 7" xlink:type="simple" xlink:show="embed" xlink:actuate="onLoad"/></draw:frame><text:span text:style-name="T12">(9)</text:span></text:p>
      <text:p text:style-name="P3"/>
      <text:p text:style-name="P3">Молярная масса через количество вещества.</text:p>
      <text:p text:style-name="P3"><draw:frame draw:style-name="fr1" draw:name="Объект4" text:anchor-type="as-char" svg:y="-0.713cm" svg:width="4.332cm" svg:height="1.13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2">(10)</text:span></text:p>
      <text:p text:style-name="P3"><draw:frame draw:style-name="fr1" draw:name="Объект5" text:anchor-type="as-char" svg:y="-0.66cm" svg:width="12.575cm" svg:height="1.03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2">(11)</text:span></text:p>
      <text:p text:style-name="P3"><draw:frame draw:style-name="fr1" draw:name="Объект6" text:anchor-type="as-char" svg:y="-0.66cm" svg:width="6.699cm" svg:height="1.037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2">(12)</text:span></text:p>
      <text:p text:style-name="P3"/>
      <text:p text:style-name="P10">Проверка влияния влажности на скорость звука.</text:p>
      <text:p text:style-name="P8"/>
      <text:p text:style-name="P8">Пусть температура постоянная и равна 20<text:span text:style-name="T3">º</text:span> C или 293K. Рассчитаем скорость для сухого воздуха.</text:p>
      <text:p text:style-name="P8"/>
      <text:p text:style-name="P8"><draw:frame draw:style-name="fr1" draw:name="Объект9" text:anchor-type="as-char" svg:y="-0.706cm" svg:width="7.468cm" svg:height="1.085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8">Теперь рассчитаем скорость звука при той же температуре, но 100% влажности. Сначала получим молярную массу <text:span text:style-name="T14">влажного воздуха, для этого нам требуется парциальное давление</text:span>.</text:p>
      <text:p text:style-name="P8"><draw:frame draw:style-name="fr1" draw:name="Объект14" text:anchor-type="as-char" svg:y="-0.783cm" svg:width="7.273cm" svg:height="0.938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9">Рассчитывать будем для нормального атмосферного давления.</text:p>
      <text:p text:style-name="P9"><draw:frame draw:style-name="fr1" draw:name="Объект15" text:anchor-type="as-char" svg:y="-0.619cm" svg:width="8.842cm" svg:height="0.998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>Наконец <text:s/>получим скорость.</text:p>
      <text:p text:style-name="P9"><draw:frame draw:style-name="fr1" draw:name="Объект16" text:anchor-type="as-char" svg:y="-0.706cm" svg:width="7.045cm" svg:height="1.085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9"/>
      <text:p text:style-name="P9">При изменении влажность на 100%, получаем изменение скорости на 1,<text:span text:style-name="T16">489</text:span> m/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58:08.075943862</meta:creation-date>
    <meta:generator>LibreOffice/7.0.4.2$Linux_X86_64 LibreOffice_project/00$Build-2</meta:generator>
    <dc:date>2023-03-09T18:40:46.039778358</dc:date>
    <meta:editing-duration>PT35M49S</meta:editing-duration>
    <meta:editing-cycles>10</meta:editing-cycles>
    <meta:document-statistic meta:table-count="0" meta:image-count="0" meta:object-count="16" meta:page-count="2" meta:paragraph-count="35" meta:word-count="165" meta:character-count="1183" meta:non-whitespace-character-count="1041"/>
  </office:meta>
</office:document-meta>
</file>

<file path=Object 1/content.xml><?xml version="1.0" encoding="utf-8"?>
<math xmlns="http://www.w3.org/1998/Math/MathML" display="block">
  <semantics>
    <mrow>
      <msub>
        <mi>P</mi>
        <mi>н</mi>
      </msub>
      <mo stretchy="false">=</mo>
      <mrow>
        <mn>1.84</mn>
        <mo stretchy="false">∗</mo>
        <msup>
          <mn>10</mn>
          <mn>11</mn>
        </msup>
        <mo stretchy="false">∗</mo>
        <msup>
          <mi>e</mi>
          <mrow>
            <mo fence="true" stretchy="true">(</mo>
            <mrow>
              <mrow>
                <mo stretchy="false">−</mo>
                <mfrac>
                  <mn>5330</mn>
                  <mi>T</mi>
                </mfrac>
              </mrow>
            </mrow>
            <mo fence="true" stretchy="true">)</mo>
          </mrow>
        </msup>
      </mrow>
    </mrow>
    <annotation encoding="StarMath 5.0">P_н = 1.84 * 10^11 * e^ left( - {{5330} over {T}} right )</annotation>
  </semantics>
</math>
</file>

<file path=Object 10/content.xml><?xml version="1.0" encoding="utf-8"?>
<math xmlns="http://www.w3.org/1998/Math/MathML" display="block">
  <semantics>
    <mrow>
      <msub>
        <mi>r</mi>
        <mi>в</mi>
      </msub>
      <mo stretchy="false">=</mo>
      <mfrac>
        <msub>
          <mi>P</mi>
          <mi>в</mi>
        </msub>
        <mi>P</mi>
      </mfrac>
      <mo stretchy="false">=</mo>
      <mfrac>
        <mrow>
          <mo fence="true" stretchy="false">(</mo>
          <mrow>
            <mrow>
              <mi>P</mi>
              <mo stretchy="false">−</mo>
              <msub>
                <mi>P</mi>
                <mi>п</mi>
              </msub>
            </mrow>
          </mrow>
          <mo fence="true" stretchy="false">)</mo>
        </mrow>
        <mi>P</mi>
      </mfrac>
    </mrow>
    <annotation encoding="StarMath 5.0">r_в = P_в over P = { (P - P_п) } over P</annotation>
  </semantics>
</math>
</file>

<file path=Object 11/content.xml><?xml version="1.0" encoding="utf-8"?>
<math xmlns="http://www.w3.org/1998/Math/MathML" display="block">
  <semantics>
    <mrow>
      <msub>
        <mi>r</mi>
        <mi>п</mi>
      </msub>
      <mo stretchy="false">=</mo>
      <mfrac>
        <msub>
          <mi>P</mi>
          <mi>п</mi>
        </msub>
        <mi>P</mi>
      </mfrac>
    </mrow>
    <annotation encoding="StarMath 5.0">r_п = P_п over P</annotation>
  </semantics>
</math>
</file>

<file path=Object 12/content.xml><?xml version="1.0" encoding="utf-8"?>
<math xmlns="http://www.w3.org/1998/Math/MathML" display="block">
  <semantics>
    <mrow>
      <mi>μ</mi>
      <mo stretchy="false">=</mo>
      <mrow>
        <mn>28.98</mn>
        <mo stretchy="false">−</mo>
        <mrow>
          <mn>10.944</mn>
          <mo stretchy="false">∗</mo>
          <mfrac>
            <msub>
              <mi>P</mi>
              <mi>п</mi>
            </msub>
            <mi>P</mi>
          </mfrac>
        </mrow>
      </mrow>
    </mrow>
    <annotation encoding="StarMath 5.0">%mu = 28.98 - 10.944 * {{ P_п } over P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qrt>
          <mfrac>
            <mi mathvariant="italic">dP</mi>
            <mrow>
              <mi>d</mi>
              <mi>ρ</mi>
            </mrow>
          </mfrac>
        </msqrt>
      </mrow>
      <mi>;</mi>
      <mrow>
        <mi>v</mi>
        <mo stretchy="false">=</mo>
        <msqrt>
          <mrow>
            <mi>χ</mi>
            <mo stretchy="false">∗</mo>
            <mfrac>
              <mrow>
                <mi>R</mi>
                <mo stretchy="false">∗</mo>
                <mi>T</mi>
              </mrow>
              <mi>μ</mi>
            </mfrac>
          </mrow>
        </msqrt>
      </mrow>
    </mrow>
    <annotation encoding="StarMath 5.0">v = sqrt{ dP over {d%rho }}; v= sqrt{ %chi *{{R * T} over %mu} }</annotation>
  </semantics>
</math>
</file>

<file path=Object 14/content.xml><?xml version="1.0" encoding="utf-8"?>
<math xmlns="http://www.w3.org/1998/Math/MathML" display="block">
  <semantics>
    <mrow>
      <mrow>
        <msub>
          <mi>P</mi>
          <mi>н</mi>
        </msub>
        <mo stretchy="false">=</mo>
        <mrow>
          <mn>1.84</mn>
          <mo stretchy="false">∗</mo>
          <msup>
            <mn>10</mn>
            <mn>11</mn>
          </msup>
          <mo stretchy="false">∗</mo>
          <msup>
            <mi>e</mi>
            <mrow>
              <mo fence="true" stretchy="true">(</mo>
              <mrow>
                <mrow>
                  <mo stretchy="false">−</mo>
                  <mfrac>
                    <mn>5330</mn>
                    <mn>293</mn>
                  </mfrac>
                </mrow>
              </mrow>
              <mo fence="true" stretchy="true">)</mo>
            </mrow>
          </msup>
        </mrow>
        <mo stretchy="false">=</mo>
        <mn>2314,792465</mn>
      </mrow>
      <mi mathvariant="italic">Па</mi>
    </mrow>
    <annotation encoding="StarMath 5.0">P_н = 1.84*10^11 * e^{ left(-{5330 over 293} right )} = 2314,792465 Па</annotation>
  </semantics>
</math>
</file>

<file path=Object 15/content.xml><?xml version="1.0" encoding="utf-8"?>
<math xmlns="http://www.w3.org/1998/Math/MathML" display="block">
  <semantics>
    <mrow>
      <mrow>
        <mi>μ</mi>
        <mo stretchy="false">=</mo>
        <mrow>
          <mn>28.98</mn>
          <mo stretchy="false">−</mo>
          <mrow>
            <mn>10.944</mn>
            <mo stretchy="false">∗</mo>
            <mfrac>
              <mn>2314.792465</mn>
              <mn>101325</mn>
            </mfrac>
          </mrow>
        </mrow>
        <mo stretchy="false">=</mo>
        <mn>28,72998</mn>
      </mrow>
      <mfrac>
        <mi>г</mi>
        <mi mathvariant="italic">моль</mi>
      </mfrac>
    </mrow>
    <annotation encoding="StarMath 5.0">%mu = 28.98 - 10.944 * {2314.792465 over 101325} = 28,72998 г over моль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72998</mn>
          </mfrac>
        </msqrt>
        <mo stretchy="false">=</mo>
        <mn>344,546</mn>
      </mrow>
      <mfrac>
        <mi>m</mi>
        <mi>s</mi>
      </mfrac>
    </mrow>
    <annotation encoding="StarMath 5.0">v = sqrt{ 1.4 * 8.31446262 * 293 over 0.02872998 } =  344,546 m over s</annotation>
  </semantics>
</math>
</file>

<file path=Object 2/content.xml><?xml version="1.0" encoding="utf-8"?>
<math xmlns="http://www.w3.org/1998/Math/MathML" display="block">
  <semantics>
    <mrow>
      <msub>
        <mi>P</mi>
        <mi>п</mi>
      </msub>
      <mo stretchy="false">=</mo>
      <mrow>
        <mfrac>
          <msub>
            <mi>f</mi>
            <mn>1</mn>
          </msub>
          <mn>100</mn>
        </mfrac>
        <mo stretchy="false">∗</mo>
        <msub>
          <mi>P</mi>
          <mi>н</mi>
        </msub>
      </mrow>
    </mrow>
    <annotation encoding="StarMath 5.0">P_п = { f_1 } over { 100 } * P_н</annotation>
  </semantics>
</math>
</file>

<file path=Object 3/content.xml><?xml version="1.0" encoding="utf-8"?>
<math xmlns="http://www.w3.org/1998/Math/MathML" display="block">
  <semantics>
    <mrow>
      <msubsup>
        <mi>O</mi>
        <mn>2</mn>
        <mrow>
          <mn>21</mn>
          <mtext>%</mtext>
        </mrow>
      </msubsup>
      <mo stretchy="false">+</mo>
      <msubsup>
        <mi>N</mi>
        <mn>2</mn>
        <mrow>
          <mn>78</mn>
          <mtext>%</mtext>
        </mrow>
      </msubsup>
      <mo stretchy="false">+</mo>
      <msubsup>
        <mi mathvariant="italic">Ar</mi>
        <mn>2</mn>
        <mrow>
          <mn>0.5</mn>
          <mtext>%</mtext>
        </mrow>
      </msubsup>
      <mo stretchy="false">+</mo>
      <msubsup>
        <mi mathvariant="italic">CO</mi>
        <mn>2</mn>
        <mrow>
          <mn>0.5</mn>
          <mtext>%</mtext>
        </mrow>
      </msubsup>
    </mrow>
    <annotation encoding="StarMath 5.0">O_2^{21%} + N_2^{ 78% } + Ar_2^{ 0.5%} + CO_2^{ 0.5% }</annotation>
  </semantics>
</math>
</file>

<file path=Object 4/content.xml><?xml version="1.0" encoding="utf-8"?>
<math xmlns="http://www.w3.org/1998/Math/MathML" display="block">
  <semantics>
    <mrow>
      <msub>
        <mi>μ</mi>
        <mi mathvariant="italic">cp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n>1</mn>
                  <mi>n</mi>
                </munderover>
                <msub>
                  <mi>M</mi>
                  <mi>i</mi>
                </msub>
              </mrow>
              <mo stretchy="false">∗</mo>
              <msub>
                <mi>v</mi>
                <mi>i</mi>
              </msub>
            </mrow>
          </mrow>
          <mo fence="true" stretchy="false">)</mo>
        </mrow>
        <mo stretchy="false">/</mo>
        <mrow>
          <mo fence="true" stretchy="false">(</mo>
          <mrow>
            <mrow>
              <munderover>
                <mo stretchy="false">∑</mo>
                <mn>1</mn>
                <mi>n</mi>
              </munderover>
              <msub>
                <mi>v</mi>
                <mi>i</mi>
              </msub>
            </mrow>
          </mrow>
          <mo fence="true" stretchy="false">)</mo>
        </mrow>
      </mrow>
    </mrow>
    <annotation encoding="StarMath 5.0">%mu_{ cp  } =( sum from{1} to{n} M_i*v_i  ) / ( sum from{1} to{n} v_i )</annotation>
  </semantics>
</math>
</file>

<file path=Object 5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здуха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0.21</mn>
                  <mo stretchy="false">∗</mo>
                  <mn>32</mn>
                </mrow>
                <mo stretchy="false">+</mo>
                <mrow>
                  <mn>0.78</mn>
                  <mo stretchy="false">∗</mo>
                  <mn>28</mn>
                </mrow>
                <mo stretchy="false">+</mo>
                <mrow>
                  <mn>0.005</mn>
                  <mo stretchy="false">∗</mo>
                  <mn>40</mn>
                </mrow>
                <mo stretchy="false">+</mo>
                <mrow>
                  <mn>0.005</mn>
                  <mo stretchy="false">∗</mo>
                  <mn>44</mn>
                </mrow>
              </mrow>
            </mrow>
            <mo fence="true" stretchy="false">)</mo>
          </mrow>
          <mrow>
            <mn>0.21</mn>
            <mo stretchy="false">+</mo>
            <mn>0.78</mn>
            <mo stretchy="false">+</mo>
            <mn>0.005</mn>
            <mo stretchy="false">+</mo>
            <mn>0.005</mn>
          </mrow>
        </mfrac>
        <mo stretchy="false">=</mo>
        <mn>28.98</mn>
      </mrow>
      <mfrac>
        <mi>г</mi>
        <mi mathvariant="italic">моль</mi>
      </mfrac>
    </mrow>
    <annotation encoding="StarMath 5.0">%mu_{ cp }(воздуха) = {( 0.21 * 32 + 0.78 * 28 + 0.005 * 40 + 0.005 * 44 )} over { 0.21 + 0.78 + 0.005 + 0.005 } = 28.98 г over моль</annotation>
  </semantics>
</math>
</file>

<file path=Object 6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ды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2</mn>
                  <mo stretchy="false">∗</mo>
                  <mn>1.0</mn>
                </mrow>
                <mo stretchy="false">+</mo>
                <mrow>
                  <mn>1</mn>
                  <mo stretchy="false">∗</mo>
                  <mn>16</mn>
                </mrow>
              </mrow>
            </mrow>
            <mo fence="true" stretchy="false">)</mo>
          </mrow>
          <mn>1000</mn>
        </mfrac>
        <mo stretchy="false">=</mo>
        <mn>18</mn>
      </mrow>
      <mfrac>
        <mi>г</mi>
        <mi mathvariant="italic">моль</mi>
      </mfrac>
    </mrow>
    <annotation encoding="StarMath 5.0">%mu_{ cp }(воды) = {( 2 * 1.0 + 1 * 16)} over 1000 = 18 г over моль</annotation>
  </semantics>
</math>
</file>

<file path=Object 7/content.xml><?xml version="1.0" encoding="utf-8"?>
<math xmlns="http://www.w3.org/1998/Math/MathML" display="block">
  <semantics>
    <mrow>
      <msubsup>
        <mi>H</mi>
        <mn>2</mn>
        <mn>2</mn>
      </msubsup>
      <mo stretchy="false">+</mo>
      <msup>
        <mi>O</mi>
        <mn>1</mn>
      </msup>
    </mrow>
    <annotation encoding="StarMath 5.0">H_2^2 + O^1
</annotation>
  </semantics>
</math>
</file>

<file path=Object 8/content.xml><?xml version="1.0" encoding="utf-8"?>
<math xmlns="http://www.w3.org/1998/Math/MathML" display="block">
  <semantics>
    <mrow>
      <mi>μ</mi>
      <mo stretchy="false">=</mo>
      <mrow>
        <mrow>
          <msub>
            <mi>r</mi>
            <mi>в</mi>
          </msub>
          <mo stretchy="false">∗</mo>
          <msub>
            <mi>μ</mi>
            <mi>в</mi>
          </msub>
        </mrow>
        <mo stretchy="false">+</mo>
        <mrow>
          <msub>
            <mi>r</mi>
            <mi>п</mi>
          </msub>
          <mo stretchy="false">∗</mo>
          <msub>
            <mi>μ</mi>
            <mi>п</mi>
          </msub>
        </mrow>
      </mrow>
    </mrow>
    <annotation encoding="StarMath 5.0">%mu = r_в*%mu_в + r_п*%mu_п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98</mn>
          </mfrac>
        </msqrt>
        <mo stretchy="false">=</mo>
        <mn>343,05656</mn>
      </mrow>
      <mfrac>
        <mi>m</mi>
        <mi>s</mi>
      </mfrac>
    </mrow>
    <annotation encoding="StarMath 5.0">v = sqrt{ 1.4 * 8.31446262 * 293 over 0.02898 } = 343,05656 m over s</annotation>
  </semantics>
</math>
</file>